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1DA53A9450525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text-properties officeooo:rsid="003b00fc" officeooo:paragraph-rsid="003b00fc"/>
    </style:style>
    <style:style style:name="P3" style:family="paragraph" style:parent-style-name="Heading">
      <style:paragraph-properties fo:text-align="center" style:justify-single-word="false"/>
      <style:text-properties fo:background-color="transparent"/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b00fc"/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3629b5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rsid="002818bb" officeooo:paragraph-rsid="002818bb"/>
    </style:style>
    <style:style style:name="P16" style:family="paragraph" style:parent-style-name="Table_20_Contents">
      <style:paragraph-properties fo:text-align="start" style:justify-single-word="false"/>
      <style:text-properties officeooo:rsid="002d3e6e" officeooo:paragraph-rsid="002d3e6e"/>
    </style:style>
    <style:style style:name="P17" style:family="paragraph" style:parent-style-name="Table_20_Contents">
      <style:text-properties officeooo:paragraph-rsid="002f0179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8e521" officeooo:paragraph-rsid="003b00fc" fo:background-color="transparent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21" style:family="paragraph" style:parent-style-name="Table_20_Contents" style:list-style-name="L1">
      <style:text-properties officeooo:rsid="001d9b1c" officeooo:paragraph-rsid="003a0330"/>
    </style:style>
    <style:style style:name="P22" style:family="paragraph" style:parent-style-name="Table_20_Contents" style:list-style-name="L2">
      <style:text-properties fo:font-size="9pt" officeooo:rsid="003a0330" officeooo:paragraph-rsid="003a0330" style:font-size-asian="9pt" style:font-size-complex="9pt"/>
    </style:style>
    <style:style style:name="P23" style:family="paragraph" style:parent-style-name="Table_20_Contents" style:list-style-name="L1">
      <style:text-properties fo:font-size="9pt" officeooo:rsid="003ed6d1" officeooo:paragraph-rsid="003ed6d1" style:font-size-asian="9pt" style:font-size-complex="9pt"/>
    </style:style>
    <style:style style:name="P24" style:family="paragraph" style:parent-style-name="Table_20_Contents">
      <style:text-properties fo:font-weight="bold" officeooo:rsid="003e3ab0" officeooo:paragraph-rsid="003e3ab0" style:font-weight-asian="bold" style:font-weight-complex="bold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3238c1" fo:background-color="transparent" loext:char-shading-value="0"/>
    </style:style>
    <style:style style:name="T12" style:family="text">
      <style:text-properties officeooo:rsid="003629b5" fo:background-color="transparent" loext:char-shading-value="0"/>
    </style:style>
    <style:style style:name="T13" style:family="text">
      <style:text-properties officeooo:rsid="0038e521" fo:background-color="transparent" loext:char-shading-value="0"/>
    </style:style>
    <style:style style:name="T14" style:family="text">
      <style:text-properties officeooo:rsid="003a0330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1fd18d"/>
    </style:style>
    <style:style style:name="T18" style:family="text">
      <style:text-properties officeooo:rsid="0024f72b"/>
    </style:style>
    <style:style style:name="T19" style:family="text">
      <style:text-properties officeooo:rsid="0025bcf3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88118"/>
    </style:style>
    <style:style style:name="T23" style:family="text">
      <style:text-properties officeooo:rsid="002f3695"/>
    </style:style>
    <style:style style:name="T24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5" style:family="text">
      <style:text-properties officeooo:rsid="003629b5"/>
    </style:style>
    <style:style style:name="T26" style:family="text">
      <style:text-properties officeooo:rsid="0038e521"/>
    </style:style>
    <style:style style:name="T27" style:family="text">
      <style:text-properties officeooo:rsid="003cb680"/>
    </style:style>
    <style:style style:name="T28" style:family="text">
      <style:text-properties officeooo:rsid="003d414b"/>
    </style:style>
    <style:style style:name="T29" style:family="text">
      <style:text-properties officeooo:rsid="003e3ab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8">sp. zn. </text:span>#4556, <text:span text:style-name="T23">#5722</text:span></text:p>
      <text:p text:style-name="P3"><text:span text:style-name="T29">Dodatek č. 1</text:span>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6">Personální odbor</text:span></text:p>
            <text:p text:style-name="P14">z<text:span text:style-name="T15">a</text:span>st<text:span text:style-name="T15">o</text:span>up<text:span text:style-name="T15">ena</text:span>: <text:span text:style-name="T21">Bc. Jan Novák</text:span>, <text:tab/>e-mail: <text:a xlink:type="simple" xlink:href="mailto:jan.novak@pirati.cz" text:style-name="Internet_20_link" text:visited-style-name="Visited_20_Internet_20_Link"><text:span text:style-name="T22">jan.novak@pirati.cz</text:span></text:a><text:span text:style-name="T22">, vedoucí</text:span></text:p>
            <text:p text:style-name="P16">Vladislav Tobias Esner, e-mail: <text:a xlink:type="simple" xlink:href="mailto:tobias.esner@pirati.cz" text:style-name="Internet_20_link" text:visited-style-name="Visited_20_Internet_20_Link">tobias.esner@pirati.cz</text:a>, pověřen vedoucím</text:p>
            <text:p text:style-name="P14"/>
          </table:table-cell>
        </table:table-row>
        <table:table-row table:style-name="Tabulka1.1">
          <table:table-cell table:style-name="Tabulka1.A1" office:value-type="string">
            <text:p text:style-name="P10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15">Jméno</text:span>: <text:span text:style-name="T24">Markéta Gregorová</text:span></text:p>
            <text:p text:style-name="P18"><text:span text:style-name="T19">ročník</text:span>: <text:span text:style-name="T18">1993</text:span> <text:s text:c="2"/><text:span text:style-name="T17">bydliště: </text:span><text:span text:style-name="T24">Tetčice</text:span></text:p>
          </table:table-cell>
        </table:table-row>
        <table:table-row table:style-name="Tabulka1.1">
          <table:table-cell table:style-name="Tabulka1.A1" office:value-type="string">
            <text:p text:style-name="P24"><text:span text:style-name="T7">Předmět dodatku:</text:span></text:p>
          </table:table-cell>
          <table:table-cell table:style-name="Tabulka1.A1" office:value-type="string">
            <text:list xml:id="list8561554324255262875" text:style-name="L1">
              <text:list-item>
                <text:p text:style-name="P23">Změna termínu provedení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27">40</text:span>h <text:span text:style-name="T16">týdně </text:span>(slovy: <text:span text:style-name="T27">čtyřicet</text:span>hodin)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Smluvní typ</text:span>:</text:p>
          </table:table-cell>
          <table:table-cell table:style-name="Tabulka1.A1" office:value-type="string">
            <text:p text:style-name="P15">DP<text:span text:style-name="T26">Č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Odměna</text:span>:</text:p>
          </table:table-cell>
          <table:table-cell table:style-name="Tabulka1.A1" office:value-type="string">
            <text:p text:style-name="P17"><text:span text:style-name="T9">• paušální odměna </text:span><text:span text:style-name="T12">23</text:span><text:span text:style-name="T11">000</text:span><text:span text:style-name="T7"> Kč </text:span><text:span text:style-name="T14">(dvacettřitisíckč)</text:span></text:p>
            <text:p text:style-name="P13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Termín provedení</text:span>:</text:p>
          </table:table-cell>
          <table:table-cell table:style-name="Tabulka1.A1" office:value-type="string">
            <text:p text:style-name="P12"><text:s/><text:span text:style-name="T20">Od 04-09-2017 do 30-11-2017</text:span></text:p>
          </table:table-cell>
        </table:table-row>
      </table:table>
      <text:p text:style-name="P7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5">V <text:span text:style-name="T16">Praze</text:span> dne <text:span text:style-name="T28">30-10-2017</text:span></text:p>
      <text:p text:style-name="P6">Za zadavatele: <text:tab/><text:tab/><text:tab/>Za dodavatele: </text:p>
      <text:p text:style-name="P8"><text:span text:style-name="T10">Vladislav Tobias Esner</text:span><text:span text:style-name="T9"><text:tab/><text:tab/></text:span><text:span text:style-name="T13">Markéta Gregorová</text:span></text:p>
      <text:p text:style-name="P19"/>
      <text:p text:style-name="P6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text-properties officeooo:rsid="003b00fc" officeooo:paragraph-rsid="003b00fc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58cm" fo:margin-bottom="0.87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005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1DA53A94505256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2">Tel. +420 <text:s text:c="2"/>778 702 713 • Web http://www.pirati.cz • E-mail info@pirati.cz • IČO 71339698</text:p>
        <text:p text:style-name="MP2">Transparentní účty: Volební: 2901172853/2010, Zvláštní: 2200623578/2010,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13:56:46.781849200</dc:date>
    <meta:editing-cycles>126</meta:editing-cycles>
    <meta:editing-duration>P24DT14H22M49S</meta:editing-duration>
    <meta:generator>LibreOffice/5.1.6.2$Linux_X86_64 LibreOffice_project/10m0$Build-2</meta:generator>
    <meta:print-date>2017-11-08T13:47:16.946396826</meta:print-date>
    <meta:document-statistic meta:table-count="1" meta:image-count="1" meta:object-count="0" meta:page-count="1" meta:paragraph-count="33" meta:word-count="186" meta:character-count="1388" meta:non-whitespace-character-count="1221"/>
    <meta:user-defined meta:name="Informace 1"/>
    <meta:user-defined meta:name="Informace 2"/>
    <meta:user-defined meta:name="Informace 3"/>
    <meta:user-defined meta:name="Informace 4"/>
  </office:meta>
</office:document-meta>
</file>